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urier New" style:font-name-asian="Courier New1" style:font-name-complex="Courier New1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cision Tree Mini Project</text:span></text:p>
      <text:p text:style-name="P2"/>
      <text:p text:style-name="P1">In this project, we will again try to classify emails, this time using a decision tree. <text:s text:c="2"/>The starter code is in <text:span text:style-name="T2">decision_tree/dt_author_id.py</text:span>.</text:p>
      <text:p text:style-name="P1"/>
      <text:p text:style-name="P1"><text:span text:style-name="T1">Part 1: Get the Decision Tree Running</text:span></text:p>
      <text:p text:style-name="P1">Get the decision tree up and running as a classifier, setting <text:span text:style-name="T2">min_samples_split=40</text:span>. <text:s/>It will probably take a while to train. <text:s/>What’s the accuracy?</text:p>
      <text:p text:style-name="P1"/>
      <text:p text:style-name="P1"><text:span text:style-name="T1">Part 2: Speed It Up</text:span></text:p>
      <text:p text:style-name="P1">You found in the SVM mini-project that the parameter tune can significantly speed up the training time of a machine learning algorithm. <text:s/>A general rule is that the parameters can tune the complexity of the algorithm, with more complex algorithms generally running more slowly. <text:s/></text:p>
      <text:p text:style-name="P1"/>
      <text:p text:style-name="P1">Another way to control the complexity of an algorithm is via the number of features that you use in training/testing. <text:s/>The more features the algorithm has available, the more potential there is for a complex fit. <text:s/>We will explore this in detail in the “Feature Selection” lesson, but you’ll get a sneak preview now.</text:p>
      <text:p text:style-name="P1"/>
      <text:list xml:id="list4785982346224216173" text:style-name="WWNum1">
        <text:list-item>
          <text:p text:style-name="P4">find the number of features in your data. <text:s/>The data is organized into a numpy array where the number of rows is the number of data points and the number of columns is the number of features; so to extract this number, use a line of code like <text:span text:style-name="T2">len(features_train[0])</text:span></text:p>
        </text:list-item>
        <text:list-item>
          <text:p text:style-name="P4">go into <text:span text:style-name="T2">tools/email_preprocess.py</text:span>, and find the line of code that looks like this: <text:s text:c="4"/><text:span text:style-name="T2">selector = SelectPercentile(f_classif, percentile=1) <text:s/></text:span>Change <text:span text:style-name="T2">percentile</text:span> from 10 to 1.</text:p>
        </text:list-item>
        <text:list-item>
          <text:p text:style-name="P4">What’s the number of features now?</text:p>
        </text:list-item>
        <text:list-item>
          <text:p text:style-name="P4">What do you think SelectPercentile is doing? <text:s/>Would a large value for percentile lead to a more complex or less complex decision tree, all other things being equal?</text:p>
        </text:list-item>
        <text:list-item>
          <text:p text:style-name="P4">Note the difference in training time depending on the number of features. <text:s/></text:p>
        </text:list-item>
        <text:list-item>
          <text:p text:style-name="P4">What’s the accuracy when percentile = 1?</text:p>
        </text:list-item>
      </text:list>
      <text:p text:style-name="P1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290" meta:character-count="1719" meta:non-whitespace-character-count="1430"/>
    <meta:generator>LibreOfficeDev/5.1.0.3$Linux_X86_64 LibreOffice_project/</meta:generator>
  </office:meta>
</office:document-meta>
</file>